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4376" calcext:value-type="float">
            <text:p>131.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5464" calcext:value-type="float">
            <text:p>130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9328" calcext:value-type="float">
            <text:p>130.2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45512" calcext:value-type="float">
            <text:p>129.4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36496" calcext:value-type="float">
            <text:p>128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87856" calcext:value-type="float">
            <text:p>128.3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684" calcext:value-type="float">
            <text:p>128.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8552" calcext:value-type="float">
            <text:p>127.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6548" calcext:value-type="float">
            <text:p>127.6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7256" calcext:value-type="float">
            <text:p>127.3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636" calcext:value-type="float">
            <text:p>127.0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0896" calcext:value-type="float">
            <text:p>126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4424" calcext:value-type="float">
            <text:p>126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2528" calcext:value-type="float">
            <text:p>125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22864" calcext:value-type="float">
            <text:p>125.0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10216" calcext:value-type="float">
            <text:p>124.4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6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316" calcext:value-type="float">
            <text:p>124.3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9968" calcext:value-type="float">
            <text:p>123.9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2848" calcext:value-type="float">
            <text:p>124.1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0992" calcext:value-type="float">
            <text:p>123.7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0368" calcext:value-type="float">
            <text:p>123.3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1272" calcext:value-type="float">
            <text:p>122.1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012" calcext:value-type="float">
            <text:p>122.8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7392" calcext:value-type="float">
            <text:p>121.6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7216" calcext:value-type="float">
            <text:p>119.4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105</text:p>
          </table:table-cell>
          <table:table-cell office:value-type="string" calcext:value-type="string">
            <text:p>TWDB:1027105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308" calcext:value-type="float">
            <text:p>119.8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